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3e2" officeooo:paragraph-rsid="000c13e2"/>
    </style:style>
    <style:style style:name="P2" style:family="paragraph" style:parent-style-name="Standard">
      <style:paragraph-properties fo:text-align="justify" style:justify-single-word="false"/>
      <style:text-properties officeooo:rsid="000c13e2" officeooo:paragraph-rsid="001d0159"/>
    </style:style>
    <style:style style:name="P3" style:family="paragraph" style:parent-style-name="Standard">
      <style:paragraph-properties fo:text-align="justify" style:justify-single-word="false"/>
      <style:text-properties officeooo:rsid="000c13e2" officeooo:paragraph-rsid="002345fb"/>
    </style:style>
    <style:style style:name="P4" style:family="paragraph" style:parent-style-name="Standard">
      <style:text-properties officeooo:rsid="000c13e2" officeooo:paragraph-rsid="002345fb"/>
    </style:style>
    <style:style style:name="P5" style:family="paragraph" style:parent-style-name="Standard">
      <style:text-properties officeooo:rsid="000c13e2" officeooo:paragraph-rsid="003aaa18"/>
    </style:style>
    <style:style style:name="P6" style:family="paragraph" style:parent-style-name="Standard">
      <style:text-properties officeooo:rsid="000c13e2" officeooo:paragraph-rsid="005927e3"/>
    </style:style>
    <style:style style:name="P7" style:family="paragraph" style:parent-style-name="Standard">
      <style:text-properties officeooo:rsid="000c13e2" officeooo:paragraph-rsid="005bc8c0"/>
    </style:style>
    <style:style style:name="P8" style:family="paragraph" style:parent-style-name="Standard">
      <style:text-properties fo:font-weight="normal" officeooo:rsid="000c13e2" officeooo:paragraph-rsid="000c13e2" style:font-weight-asian="normal" style:font-weight-complex="normal"/>
    </style:style>
    <style:style style:name="P9" style:family="paragraph" style:parent-style-name="Standard">
      <style:text-properties fo:font-weight="normal" officeooo:rsid="000c13e2" officeooo:paragraph-rsid="001dd9bf" style:font-weight-asian="normal" style:font-weight-complex="normal"/>
    </style:style>
    <style:style style:name="T1" style:family="text">
      <style:text-properties officeooo:rsid="000d8a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b294" style:font-weight-asian="normal" style:font-weight-complex="normal"/>
    </style:style>
    <style:style style:name="T5" style:family="text">
      <style:text-properties fo:font-weight="normal" officeooo:rsid="001abf5c" style:font-weight-asian="normal" style:font-weight-complex="normal"/>
    </style:style>
    <style:style style:name="T6" style:family="text">
      <style:text-properties fo:font-weight="normal" officeooo:rsid="001d0159" style:font-weight-asian="normal" style:font-weight-complex="normal"/>
    </style:style>
    <style:style style:name="T7" style:family="text">
      <style:text-properties fo:font-weight="normal" officeooo:rsid="001d9df1" style:font-weight-asian="normal" style:font-weight-complex="normal"/>
    </style:style>
    <style:style style:name="T8" style:family="text">
      <style:text-properties fo:font-weight="normal" officeooo:rsid="001f778f" style:font-weight-asian="normal" style:font-weight-complex="normal"/>
    </style:style>
    <style:style style:name="T9" style:family="text">
      <style:text-properties fo:font-weight="normal" officeooo:rsid="00210166" style:font-weight-asian="normal" style:font-weight-complex="normal"/>
    </style:style>
    <style:style style:name="T10" style:family="text">
      <style:text-properties fo:font-weight="normal" officeooo:rsid="002a1c1b" style:font-weight-asian="normal" style:font-weight-complex="normal"/>
    </style:style>
    <style:style style:name="T11" style:family="text">
      <style:text-properties fo:font-weight="normal" officeooo:rsid="002b9e87" style:font-weight-asian="normal" style:font-weight-complex="normal"/>
    </style:style>
    <style:style style:name="T12" style:family="text">
      <style:text-properties fo:font-weight="normal" officeooo:rsid="002e7d80" style:font-weight-asian="normal" style:font-weight-complex="normal"/>
    </style:style>
    <style:style style:name="T13" style:family="text">
      <style:text-properties fo:font-weight="normal" officeooo:rsid="002ed0f0" style:font-weight-asian="normal" style:font-weight-complex="normal"/>
    </style:style>
    <style:style style:name="T14" style:family="text">
      <style:text-properties fo:font-weight="normal" officeooo:rsid="00329071" style:font-weight-asian="normal" style:font-weight-complex="normal"/>
    </style:style>
    <style:style style:name="T15" style:family="text">
      <style:text-properties fo:font-weight="normal" officeooo:rsid="0032c4fd" style:font-weight-asian="normal" style:font-weight-complex="normal"/>
    </style:style>
    <style:style style:name="T16" style:family="text">
      <style:text-properties fo:font-weight="normal" officeooo:rsid="00333479" style:font-weight-asian="normal" style:font-weight-complex="normal"/>
    </style:style>
    <style:style style:name="T17" style:family="text">
      <style:text-properties officeooo:rsid="00291aae"/>
    </style:style>
    <style:style style:name="T18" style:family="text">
      <style:text-properties officeooo:rsid="0036699b"/>
    </style:style>
    <style:style style:name="T19" style:family="text">
      <style:text-properties officeooo:rsid="003875c0"/>
    </style:style>
    <style:style style:name="T20" style:family="text">
      <style:text-properties officeooo:rsid="0038b372"/>
    </style:style>
    <style:style style:name="T21" style:family="text">
      <style:text-properties officeooo:rsid="003a4946"/>
    </style:style>
    <style:style style:name="T22" style:family="text">
      <style:text-properties officeooo:rsid="003d8cfc"/>
    </style:style>
    <style:style style:name="T23" style:family="text">
      <style:text-properties officeooo:rsid="003f2c2a"/>
    </style:style>
    <style:style style:name="T24" style:family="text">
      <style:text-properties officeooo:rsid="0040abe5"/>
    </style:style>
    <style:style style:name="T25" style:family="text">
      <style:text-properties officeooo:rsid="00438d39"/>
    </style:style>
    <style:style style:name="T26" style:family="text">
      <style:text-properties officeooo:rsid="004d1317"/>
    </style:style>
    <style:style style:name="T27" style:family="text">
      <style:text-properties officeooo:rsid="004e112f"/>
    </style:style>
    <style:style style:name="T28" style:family="text">
      <style:text-properties officeooo:rsid="00531d08"/>
    </style:style>
    <style:style style:name="T29" style:family="text">
      <style:text-properties officeooo:rsid="005927e3"/>
    </style:style>
    <style:style style:name="T30" style:family="text">
      <style:text-properties officeooo:rsid="005acded"/>
    </style:style>
    <style:style style:name="T31" style:family="text">
      <style:text-properties officeooo:rsid="006041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trodução </text:p>
      <text:p text:style-name="P9"><text:tab/><text:span text:style-name="T1">Problemas: Tempo de simulação; Gerenciamento das depêndencias; Gerenciamento da simulação; Falta de benchmarks disponíveis; Falta de padronização no uso dos simuladores.</text:span></text:p>
      <text:p text:style-name="P9"/>
      <text:p text:style-name="P2"><text:span text:style-name="T4"><text:tab/></text:span><text:span text:style-name="T5">Atualmente, </text:span><text:span text:style-name="T8">os </text:span><text:span text:style-name="T5">pesquisador</text:span><text:span text:style-name="T8">es</text:span><text:span text:style-name="T5"> da UNIOESTE que trabalham com a exploração de espaço de projeto, utilizam apenas um computador. Caso queiram realizar experimentos ou simulações, eles dependem do poder computacional de sua máquina. Para acelerar a simulação, alguns optam por usar uma máquina virtual do servidor da própria universidade ou outras máquinas de terceiros. Porém, isso ocasiona um problema, que é o gerenciamento de todas essas máquinas, que deve ser feito manualmente, ou seja, desde a disparação da configuração do espaço a ser explorado, da disparação da simulação, da organização e coleta de dados, devem ser preparados de uma forma que tem pouco aproveitamento de um sistema que automatize todas essas atividades. </text:span><text:span text:style-name="T6">Outra questão, é que ele deve instalar manualmente todas as ferramentas necessárias, e testar se estão configuradas corretamentes, consumindo tempo que poderia ser usado para a própria pesquisa. </text:span></text:p>
      <text:p text:style-name="P2"><text:span text:style-name="T6"><text:tab/>Uma das áreas de pesquisa é o desenvolvimento de métodos que otimizem o tempo de exploração de um espaço de projeto. </text:span><text:span text:style-name="T5"><text:s/></text:span><text:span text:style-name="T6">A integração do método desenvolvido com as ferramentas não são triviais. Outra questão, é avaliar o desempenho do método em si, </text:span><text:span text:style-name="T9">o qual</text:span><text:span text:style-name="T6"> não </text:span><text:span text:style-name="T9">possuem</text:span><text:span text:style-name="T6"> muitos benchmarks disponíveis </text:span><text:span text:style-name="T9">para avalia-lo</text:span><text:span text:style-name="T6">, dificultando a comparação com trabalhos alheios. </text:span><text:span text:style-name="T7">Também, para novos pesquisadores irão trabalhar nessa mesma linha, que não estão interessados em desenvolver o melhorar um simulador, o aprendizado de seu uso pode não ser desejado. Isso pode piorar caso ele tenha que trabalhar com diversos simuladores em que não tenham nenhum padrão de interação. </text:span></text:p>
      <text:p text:style-name="P1"><text:span text:style-name="T2"><text:tab/></text:span></text:p>
      <text:p text:style-name="P1">2.Apresentação das soluções</text:p>
      <text:p text:style-name="P4"><text:tab/><text:span text:style-name="T1">O que é: Sistema Distribuido Modular e Colaborativo para Exploração de Espaço de Projeto.</text:span></text:p>
      <text:p text:style-name="P4"><text:tab/></text:p>
      <text:p text:style-name="P3"><text:tab/><text:span text:style-name="T17">Tempo de simulação: Para resolver o problema do tempo de simulação, o sistema proposto suportará a distribuição do espaço de projeto criado, em diversas máquinas com recursos ociosos automaticamente. </text:span></text:p>
      <text:p text:style-name="P3"><text:span text:style-name="T3"/></text:p>
      <text:p text:style-name="P3"><text:span text:style-name="T3"><text:tab/></text:span><text:span text:style-name="T10">Gerenciamento de depêndencias: </text:span><text:span text:style-name="T11">Com o uso de máquinas virtuais, que possuem todos os softwares necessários já instalados, a máquina que servirá como recurso computancional, apenas terá </text:span><text:span text:style-name="T12">que</text:span><text:span text:style-name="T11"> baixar a máquina virtual. </text:span></text:p>
      <text:p text:style-name="P3"><text:span text:style-name="T10"/></text:p>
      <text:p text:style-name="P3"><text:span text:style-name="T10"><text:tab/>Gerenciamento de simulação: </text:span><text:span text:style-name="T14">O sistema unificará a interação com todas as máquinas disponíveis, usando uma interface web. Só precisando que em cada máquina tenha instalado um </text:span><text:span text:style-name="T15">sof</text:span><text:span text:style-name="T16">t</text:span><text:span text:style-name="T15">ware</text:span><text:span text:style-name="T14"> de gerenciamento. </text:span></text:p>
      <text:p text:style-name="P3"><text:span text:style-name="T10"/></text:p>
      <text:p text:style-name="P3"><text:span text:style-name="T10"><text:tab/>Falta de benchmarks disponíveis: </text:span><text:span text:style-name="T13">Todos os espaços simulados estarão disponíveis para todos os pesquisadores que usarão a ferramenta, para que possam avaliar seus métodos. </text:span></text:p>
      <text:p text:style-name="P3"><text:span text:style-name="T10"/></text:p>
      <text:p text:style-name="P3"><text:span text:style-name="T10"><text:tab/>Falta de padronização dos simuladores: </text:span><text:span text:style-name="T13">O sistema será construido como um metaframework, que permitirá a integração de diferentes simuladores, por um pesquisador, usando uma interface padronizada. Assim, outros usuários poderão usar essas ferramentas, apenas aprendendo a interface do sistema.</text:span></text:p>
      <text:p text:style-name="P1"/>
      <text:p text:style-name="P1">3. Viabilidade Operacional </text:p>
      <text:p text:style-name="P1"><text:tab/><text:span text:style-name="T18">PIECES (Performance, Information, Economic, Control, Efficiency, Service)</text:span></text:p>
      <text:p text:style-name="P1"/>
      <text:p text:style-name="P1"><text:tab/><text:span text:style-name="T18">Performace: </text:span></text:p>
      <text:p text:style-name="P1"/>
      <text:p text:style-name="P1"><text:tab/><text:span text:style-name="T21">Information:</text:span></text:p>
      <text:p text:style-name="P1"><text:soft-page-break/></text:p>
      <text:p text:style-name="P1"><text:tab/><text:span text:style-name="T19">Economic:</text:span></text:p>
      <text:p text:style-name="P1"/>
      <text:p text:style-name="P1"><text:tab/><text:span text:style-name="T21">Control:</text:span></text:p>
      <text:p text:style-name="P1"/>
      <text:p text:style-name="P1"><text:tab/><text:span text:style-name="T21">Efficiency:</text:span></text:p>
      <text:p text:style-name="P1"/>
      <text:p text:style-name="P1"><text:tab/><text:span text:style-name="T21">Service:</text:span></text:p>
      <text:p text:style-name="P1"/>
      <text:p text:style-name="P1"/>
      <text:p text:style-name="P1">4. Viabilidade Técnica</text:p>
      <text:p text:style-name="P1"><text:tab/><text:span text:style-name="T25">(Dependencia do Sistema:Dominio da Ferramenta[JMR])</text:span></text:p>
      <text:p text:style-name="P1"><text:tab/><text:span text:style-name="T22">Web Techonologies: Django(8:[2,2,3]), html(9:[3,6,7]), css(6:[0,0,3]), javascript(7,[4,0,3]).</text:span></text:p>
      <text:p text:style-name="P1"><text:tab/><text:span text:style-name="T22">Main Tools: Python(9:[7,7,9])</text:span></text:p>
      <text:p text:style-name="P1"><text:tab/><text:span text:style-name="T23">VM Managment: OpenNebula(7,[0,5,0])</text:span></text:p>
      <text:p text:style-name="P1"><text:tab/><text:span text:style-name="T24">Data Base Managment: ?(9.5,[1,3,1])</text:span></text:p>
      <text:p text:style-name="P1"/>
      <text:p text:style-name="P1">5.Viabilidade Econômica </text:p>
      <text:p text:style-name="P5"><text:tab/><text:span text:style-name="T20">List = [Dominio, Servidor Web, Servidor de Armazenamento, Manutenção]</text:span></text:p>
      <text:p text:style-name="P5"/>
      <text:p text:style-name="P1">6.Viabilidade de Cronograma </text:p>
      <text:p text:style-name="P7"><text:tab/><text:span text:style-name="T28">Total: 6 meses 🕖 🕙 </text:span></text:p>
      <text:p text:style-name="P1"><text:span text:style-name="T27"><text:tab/>SystemComponent:Time[planejamento:implementação:teste]{dias(HORAS)}</text:span></text:p>
      <text:p text:style-name="P1"><text:tab/><text:span text:style-name="T26">Web Interface:[20:35:5]</text:span></text:p>
      <text:p text:style-name="P1"><text:tab/><text:span text:style-name="T26">Host Manager:[10:15:5]</text:span></text:p>
      <text:p text:style-name="P1"><text:tab/><text:span text:style-name="T26">VM:[10:30:5]</text:span></text:p>
      <text:p text:style-name="P6"><text:tab/>Database:[15:7:<text:span text:style-name="T30">10</text:span>]</text:p>
      <text:p text:style-name="P1"><text:tab/><text:span text:style-name="T26">Broker:[15:5:5]</text:span></text:p>
      <text:p text:style-name="P1"><text:tab/><text:span text:style-name="T31">Obs:Multiplicar por um K (Fator de Ajuste)</text:span></text:p>
      <text:p text:style-name="P1">7. Conclusões sobre a Viabilidade de implementação </text:p>
      <text:p text:style-name="P1"/>
      <text:p text:style-name="P1">8 .Escolha do método de gerenciamento</text:p>
      <text:p text:style-name="P1"/>
      <text:p text:style-name="P1">9 .Cronograma de desenvolvimento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7:30:07.580139639</meta:creation-date>
    <dc:date>2016-07-28T19:25:53.236237456</dc:date>
    <meta:editing-duration>PT1H55M12S</meta:editing-duration>
    <meta:editing-cycles>72</meta:editing-cycles>
    <meta:generator>LibreOffice/5.1.4.2$Linux_X86_64 LibreOffice_project/10m0$Build-2</meta:generator>
    <meta:document-statistic meta:table-count="0" meta:image-count="0" meta:object-count="0" meta:page-count="2" meta:paragraph-count="41" meta:word-count="525" meta:character-count="3875" meta:non-whitespace-character-count="3342"/>
  </office:meta>
</office:document-meta>
</file>